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5cm" fo:min-width="6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5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2.95cm" fo:min-width="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636cm" fo:min-width="2.786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76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4.92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cm" svg:height="2.2cm" svg:x="7.3cm" svg:y="8.2cm">
          <text:p text:style-name="P1"><text:span text:style-name="T1">ESP8266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cm" svg:y1="7.8cm" svg:x2="14.4cm" svg:y2="7.8cm">
          <text:p/>
        </draw:line>
        <draw:frame draw:style-name="gr3" draw:text-style-name="P4" draw:layer="layout" svg:width="4.15cm" svg:height="1.431cm" svg:x="2.35cm" svg:y="8.5cm">
          <draw:text-box>
            <text:p><text:span text:style-name="T1">Hardware</text:span></text:p>
          </draw:text-box>
        </draw:frame>
        <draw:custom-shape draw:style-name="gr4" draw:text-style-name="P2" draw:layer="layout" svg:width="6.6cm" svg:height="3.3cm" svg:x="7.3cm" svg:y="4.1cm">
          <text:p text:style-name="P1"><text:span text:style-name="T1">SD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cm" svg:height="2.2cm" svg:x="9.5cm" svg:y="4.7cm">
          <text:p text:style-name="P1"><text:span text:style-name="T1">Wi-Fi</text:span></text:p>
          <text:p text:style-name="P1"><text:span text:style-name="T1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cm" svg:height="2.2cm" svg:x="7.3cm" svg:y="1.1cm">
          <text:p text:style-name="P1"><text:span text:style-name="T1">ATS applic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cm" svg:y1="3.7cm" svg:x2="14.4cm" svg:y2="3.7cm">
          <text:p/>
        </draw:line>
        <draw:frame draw:style-name="gr6" draw:text-style-name="P4" draw:layer="layout" svg:width="4.361cm" svg:height="1.431cm" svg:x="2.2cm" svg:y="4.969cm">
          <draw:text-box>
            <text:p><text:span text:style-name="T1">C language</text:span></text:p>
          </draw:text-box>
        </draw:frame>
        <draw:frame draw:style-name="gr7" draw:text-style-name="P4" draw:layer="layout" svg:width="5.525cm" svg:height="1.431cm" svg:x="1.056cm" svg:y="1.483cm">
          <draw:text-box>
            <text:p><text:span text:style-name="T1">ATS langu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41:38.605753633</meta:creation-date>
    <dc:date>2016-01-28T18:48:21.925744330</dc:date>
    <meta:editing-duration>PT5M51S</meta:editing-duration>
    <meta:editing-cycles>14</meta:editing-cycles>
    <meta:generator>LibreOffice/5.0.5.1$Linux_X86_64 LibreOffice_project/00m0$Build-1</meta:generator>
    <meta:document-statistic meta:object-count="9"/>
  </office:meta>
</office:document-meta>
</file>